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ncludeRu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ncludeRule.DefaultIncludeRule( ArtifactId aid , PatternMatcher matcher , Map extra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